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fo:language="pl" fo:country="PL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 fo:language="pl" fo:country="PL"/>
    </style:style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Normal" style:family="paragraph">
      <style:text-properties fo:font-weight="bold" style:font-weight-asian="bold" style:font-weight-complex="bold" fo:language="pl" fo:country="PL"/>
    </style:style>
  </office:automatic-styles>
  <office:body>
    <office:text text:use-soft-page-breaks="true">
      <text:p text:style-name="P1">Sprawozdanie ze wszystkich zadań</text:p>
      <text:p text:style-name="P2"/>
      <text:list text:style-name="LFO1" text:continue-numbering="true">
        <text:list-item>
          <text:p text:style-name="P3">Dmytro Kevlych</text:p>
        </text:list-item>
        <text:list-item>
          <text:p text:style-name="P4">dimakevlych@gmail.com</text:p>
        </text:list-item>
        <text:list-item>
          <text:p text:style-name="P5">144381</text:p>
        </text:list-item>
        <text:list-item>
          <text:p text:style-name="P6">09.09.2023</text:p>
        </text:list-item>
        <text:list-item>
          <text:p text:style-name="P7"><text:a xlink:href="https://github.com/KeDi228?tab=repositories" office:target-frame-name="_top" xlink:show="replace"><text:span text:style-name="Hyperlink">https://github.com/Ke</text:span><text:bookmark-start text:name="_Hlt145273797"/><text:bookmark-start text:name="_Hlt145273798"/><text:span text:style-name="Hyperlink">D</text:span><text:bookmark-end text:name="_Hlt145273797"/><text:bookmark-end text:name="_Hlt145273798"/><text:span text:style-name="Hyperlink">i228?tab=repositories</text:span></text:a></text:p>
        </text:list-item>
      </text:list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letter-kerning="false" fo:language="pl" fo:country="PL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mytro Kevlych</meta:initial-creator>
    <dc:creator>Dmytro Kevlych</dc:creator>
    <meta:creation-date>2023-09-10T19:18:00Z</meta:creation-date>
    <dc:date>2023-09-10T19:30:00Z</dc:date>
    <meta:print-date>2023-09-10T19:20:00Z</meta:print-date>
    <meta:template xlink:href="Normal.dotm" xlink:type="simple"/>
    <meta:editing-cycles>2</meta:editing-cycles>
    <meta:editing-duration>PT600S</meta:editing-duration>
    <meta:document-statistic meta:page-count="1" meta:paragraph-count="1" meta:word-count="28" meta:character-count="192" meta:row-count="1" meta:non-whitespace-character-count="165"/>
  </office:meta>
</office:document-meta>
</file>